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5fa5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25fa5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ngs to know </text:p>
      <text:p text:style-name="P2"/>
      <text:p text:style-name="P2"/>
      <text:p text:style-name="P2"/>
      <text:p text:style-name="P1">Mac version</text:p>
      <text:p text:style-name="P1">Check smart status (self Monitoring Analysis and reporting Technology ) for 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1:14:42.618000000</meta:creation-date>
    <dc:date>2019-11-11T11:32:31.500000000</dc:date>
    <meta:editing-duration>PT7M38S</meta:editing-duration>
    <meta:editing-cycles>1</meta:editing-cycles>
    <meta:generator>LibreOffice/6.2.1.2$Windows_X86_64 LibreOffice_project/7bcb35dc3024a62dea0caee87020152d1ee96e71</meta:generator>
    <meta:document-statistic meta:table-count="0" meta:image-count="0" meta:object-count="0" meta:page-count="1" meta:paragraph-count="3" meta:word-count="17" meta:character-count="103" meta:non-whitespace-character-count="88"/>
  </office:meta>
</office:document-meta>
</file>